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style:text-line-through-style="solid" style:text-line-through-type="singl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/>
    </style:style>
    <style:style style:name="P7" style:family="paragraph">
      <style:paragraph-properties fo:line-height="100.00%" fo:text-align="left"/>
    </style:style>
  </office:automatic-styles>
  <office:body>
    <office:text>
      <text:p text:style-name="P1"><text:span text:style-name="T1">Version 1:</text:span></text:p>
      <text:list text:style-name="L2">
        <text:list-item>
          <text:p text:style-name="P2"><text:span text:style-name="T1">Chi</text:span><text:span text:style-name="T2">ề</text:span><text:span text:style-name="T3">u d</text:span><text:span text:style-name="T4">ài: 16cm</text:span></text:p>
        </text:list-item>
        <text:list-item>
          <text:p text:style-name="P2"><text:span text:style-name="T4">Chi</text:span><text:span text:style-name="T5">ề</text:span><text:span text:style-name="T6">u r</text:span><text:span text:style-name="T7">ộ</text:span><text:span text:style-name="T8">ng: 10.1cm</text:span></text:p>
        </text:list-item>
        <text:list-item>
          <text:p text:style-name="P2"><text:span text:style-name="T9">Chi</text:span><text:span text:style-name="T10">ề</text:span><text:span text:style-name="T11">u cao: 7.5cm</text:span></text:p>
        </text:list-item>
        <text:list-item>
          <text:p text:style-name="P2"><text:span text:style-name="T12">M</text:span><text:span text:style-name="T13">ặ</text:span><text:span text:style-name="T14">t tr</text:span><text:span text:style-name="T15">ư</text:span><text:span text:style-name="T16">ớ</text:span><text:span text:style-name="T17">c:</text:span></text:p>
        </text:list-item>
        <text:list-item>
          <text:p text:style-name="P2"><text:span text:style-name="T18">LCD: 9.5cm x 4cm (dài x r</text:span><text:span text:style-name="T19">ộ</text:span><text:span text:style-name="T20">ng)</text:span></text:p>
        </text:list-item>
        <text:list-item>
          <text:p text:style-name="P2"><text:span text:style-name="T21">LCD canh gi</text:span><text:span text:style-name="T22">ữ</text:span><text:span text:style-name="T23">a theo chi</text:span><text:span text:style-name="T24">ề</text:span><text:span text:style-name="T25">u cao (1.5cm)</text:span></text:p>
        </text:list-item>
        <text:list-item>
          <text:p text:style-name="P2"><text:span text:style-name="T26">LCD cách mép trái 1.7cm (nhìn t</text:span><text:span text:style-name="T27">ừ</text:span><text:span text:style-name="T28"><text:s/>tr</text:span><text:span text:style-name="T29">ư</text:span><text:span text:style-name="T30">ớ</text:span><text:span text:style-name="T31">c)</text:span></text:p>
        </text:list-item>
        <text:list-item>
          <text:p text:style-name="P2"><text:span text:style-name="T32">M</text:span><text:span text:style-name="T33">ặ</text:span><text:span text:style-name="T34">t sau:</text:span></text:p>
        </text:list-item>
        <text:list-item>
          <text:p text:style-name="P2"><text:span text:style-name="T35">Ngu</text:span><text:span text:style-name="T36">ồ</text:span><text:span text:style-name="T37">n: 0.8cm x 1cm (d</text:span><text:span text:style-name="T38">ài x r</text:span><text:span text:style-name="T39">ộ</text:span><text:span text:style-name="T40">ng)</text:span></text:p>
        </text:list-item>
        <text:list-item>
          <text:p text:style-name="P2"><text:span text:style-name="T41">Ether: 1.7 cm x 1.5cm (dài x r</text:span><text:span text:style-name="T42">ộ</text:span><text:span text:style-name="T43">ng)</text:span></text:p>
        </text:list-item>
      </text:list>
      <text:p text:style-name="P3"><text:span text:style-name="T44">Bugs to fix:</text:span></text:p>
      <text:list text:style-name="L4">
        <text:list-item>
          <text:p text:style-name="P4"><text:span text:style-name="T45">M</text:span><text:span text:style-name="T46">ở</text:span><text:span text:style-name="T47"><text:s/>r</text:span><text:span text:style-name="T48">ộ</text:span><text:span text:style-name="T49">ng chi</text:span><text:span text:style-name="T50">ề</text:span><text:span text:style-name="T51">u r</text:span><text:span text:style-name="T52">ộ</text:span><text:span text:style-name="T53">ng th</text:span><text:span text:style-name="T54">êm 1 cm<text:s/></text:span><text:span text:style-name="T55">đ</text:span><text:span text:style-name="T56">ể</text:span><text:span text:style-name="T57"><text:s/>v</text:span><text:span text:style-name="T58">ừ</text:span><text:span text:style-name="T59">a ch</text:span><text:span text:style-name="T60">ỗ</text:span><text:span text:style-name="T61"><text:s/>cho m</text:span><text:span text:style-name="T62">àn hình</text:span></text:p>
        </text:list-item>
        <text:list-item>
          <text:p text:style-name="P4"><text:span text:style-name="T62">M</text:span><text:span text:style-name="T63">ở</text:span><text:span text:style-name="T64"><text:s/>r</text:span><text:span text:style-name="T65">ộ</text:span><text:span text:style-name="T66">ng l</text:span><text:span text:style-name="T67">ỗ</text:span><text:span text:style-name="T68"><text:s/>cho Ethernet<text:s/></text:span><text:span text:style-name="T69">đ</text:span><text:span text:style-name="T70">ể</text:span><text:span text:style-name="T71"><text:s/>v</text:span><text:span text:style-name="T72">ừ</text:span><text:span text:style-name="T73">a<text:s/></text:span><text:span text:style-name="T74">đ</text:span><text:span text:style-name="T75">ủ</text:span><text:span text:style-name="T76"><text:s/>c</text:span><text:span text:style-name="T77">ả</text:span><text:span text:style-name="T78"><text:s/>ph</text:span><text:span text:style-name="T79">ầ</text:span><text:span text:style-name="T80">n m</text:span><text:span text:style-name="T81">ạ</text:span><text:span text:style-name="T82">ch ph</text:span><text:span text:style-name="T83">ía d</text:span><text:span text:style-name="T84">ư</text:span><text:span text:style-name="T85">ớ</text:span><text:span text:style-name="T86">i</text:span></text:p>
        </text:list-item>
        <text:list-item>
          <text:p text:style-name="P4"><text:span text:style-name="T87">D</text:span><text:span text:style-name="T88">ồ</text:span><text:span text:style-name="T89">n breadboard v</text:span><text:span text:style-name="T90">ề</text:span><text:span text:style-name="T91"><text:s/>m</text:span><text:span text:style-name="T92">ộ</text:span><text:span text:style-name="T93">t ph</text:span><text:span text:style-name="T94">ía (candidate: phía chung v</text:span><text:span text:style-name="T95">ớ</text:span><text:span text:style-name="T96">i LED)</text:span></text:p>
        </text:list-item>
        <text:list-item>
          <text:p text:style-name="P4"><text:span text:style-name="T97">Đ</text:span><text:span text:style-name="T98">ụ</text:span><text:span text:style-name="T99">c l</text:span><text:span text:style-name="T100">ỗ</text:span><text:span text:style-name="T101"><text:s/>cho LED</text:span></text:p>
        </text:list-item>
        <text:list-item>
          <text:p text:style-name="P4"><text:span text:style-name="T102">Đ</text:span><text:span text:style-name="T103">ụ</text:span><text:span text:style-name="T104">c l</text:span><text:span text:style-name="T105">ỗ</text:span><text:span text:style-name="T106"><text:s/>n</text:span><text:span text:style-name="T107">ố</text:span><text:span text:style-name="T108">i d</text:span><text:span text:style-name="T109">ây DHT21 (candidate: phía chung v</text:span><text:span text:style-name="T110">ớ</text:span><text:span text:style-name="T111">i LED)</text:span></text:p>
        </text:list-item>
        <text:list-item>
          <text:p text:style-name="P4"><text:span text:style-name="T112">X</text:span><text:span text:style-name="T113">ử</text:span><text:span text:style-name="T114"><text:s/>l</text:span><text:span text:style-name="T115">ý cái b</text:span><text:span text:style-name="T116">ụ</text:span><text:span text:style-name="T117">i</text:span></text:p>
        </text:list-item>
        <text:list-item>
          <text:p text:style-name="P4"><text:span text:style-name="T118">Đ</text:span><text:span text:style-name="T119">ụ</text:span><text:span text:style-name="T120">c l</text:span><text:span text:style-name="T121">ỗ</text:span><text:span text:style-name="T122"><text:s/>cho MQ-(9?) (candidate: ph</text:span><text:span text:style-name="T123">ía ng</text:span><text:span text:style-name="T124">ư</text:span><text:span text:style-name="T125">ợ</text:span><text:span text:style-name="T126">c LED)</text:span></text:p>
        </text:list-item>
        <text:list-item>
          <text:p text:style-name="P4"><text:span text:style-name="T127">How to ESP8266</text:span></text:p>
        </text:list-item>
        <text:list-item>
          <text:p text:style-name="P4"><text:span text:style-name="T128">Đ</text:span><text:span text:style-name="T129">ụ</text:span><text:span text:style-name="T130">c l</text:span><text:span text:style-name="T131">ỗ</text:span><text:span text:style-name="T132"><text:s/>cho buzzer</text:span></text:p>
        </text:list-item>
      </text:list>
      <text:p text:style-name="P5"><text:span text:style-name="T133"/></text:p>
      <text:p text:style-name="P5"><text:span text:style-name="T134">Version 2:</text:span></text:p>
      <text:list text:style-name="L6">
        <text:list-item>
          <text:p text:style-name="P6"><text:span text:style-name="T134">Dài: 16cm</text:span></text:p>
        </text:list-item>
        <text:list-item>
          <text:p text:style-name="P6"><text:span text:style-name="T134">R</text:span><text:span text:style-name="T135">ộ</text:span><text:span text:style-name="T136">ng: 11cm</text:span></text:p>
        </text:list-item>
        <text:list-item>
          <text:p text:style-name="P6"><text:span text:style-name="T137">Cao: 8cm</text:span></text:p>
        </text:list-item>
      </text:list>
      <text:p text:style-name="P7"><text:span text:style-name="T137">Version 3:</text:span></text:p>
      <text:p text:style-name="P7"><text:span text:style-name="T137"><text:tab/>Dài: 17cm</text:span></text:p>
      <text:p text:style-name="P7"><text:span text:style-name="T137"><text:tab/>R</text:span><text:span text:style-name="T138">ộ</text:span><text:span text:style-name="T139">ng: 11cm</text:span></text:p>
      <text:p text:style-name="P7"><text:span text:style-name="T140"><text:tab/>Cao: 9cm</text:span></text:p>
      <text:p text:style-name="P7"><text:span text:style-name="T141">ver 4</text:span></text:p>
      <text:p text:style-name="P7"><text:span text:style-name="T141">16</text:span></text:p>
      <text:p text:style-name="P7"><text:span text:style-name="T141">11</text:span></text:p>
      <text:p text:style-name="P7"><text:span text:style-name="T141">8</text:span><text:span text:style-name="T142"/></text:p>
      <text:p text:style-name="P7"><text:span text:style-name="T142">96mm x 40mm</text:span></text:p>
      <text:p text:style-name="P7"><text:span text:style-name="T142">18</text:span></text:p>
      <text:p text:style-name="P7"><text:span text:style-name="T142">10mm x 8mm</text:span><text:span text:style-name="T1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